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istance </text:p>
          </table:table-cell>
          <table:table-cell office:value-type="string" calcext:value-type="string">
            <text:p>Distnace 2 /mm</text:p>
          </table:table-cell>
          <table:table-cell table:number-columns-repeated="2"/>
          <table:table-cell office:value-type="string" calcext:value-type="string">
            <text:p>at_1</text:p>
          </table:table-cell>
          <table:table-cell office:value-type="string" calcext:value-type="string">
            <text:p>at_2</text:p>
          </table:table-cell>
          <table:table-cell office:value-type="string" calcext:value-type="string">
            <text:p>error at_1</text:p>
          </table:table-cell>
          <table:table-cell office:value-type="string" calcext:value-type="string">
            <text:p>error at_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[.B2]*0.001" office:value-type="float" office:value="0.00001" calcext:value-type="float">
            <text:p>0.00001</text:p>
          </table:table-cell>
          <table:table-cell table:formula="of:=[.C2]*0.001" office:value-type="float" office:value="0.00001" calcext:value-type="float">
            <text:p>0.00001</text:p>
          </table:table-cell>
          <table:table-cell table:formula="of:=[.D2]*0.3362" office:value-type="float" office:value="0.000003362" calcext:value-type="float">
            <text:p>0.000003362</text:p>
          </table:table-cell>
          <table:table-cell table:formula="of:=[.E2]*0.3362" office:value-type="float" office:value="0.000003362" calcext:value-type="float">
            <text:p>0.000003362</text:p>
          </table:table-cell>
          <table:table-cell table:formula="of:=SQRT(([.D1]^2)*(0.081^2) + (0.3362^2)*(0.000005)^2)" office:value-type="float" office:value="0.000001681" calcext:value-type="float">
            <text:p>0.000001681</text:p>
          </table:table-cell>
          <table:table-cell table:formula="of:=SQRT(([.E1]^2)*(0.081^2) + (0.3362^2)*(0.000005)^2)" office:value-type="float" office:value="0.000001681" calcext:value-type="float">
            <text:p>0.000001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B3]*0.001" office:value-type="float" office:value="0.00003" calcext:value-type="float">
            <text:p>0.00003</text:p>
          </table:table-cell>
          <table:table-cell table:formula="of:=[.C3]*0.001" office:value-type="float" office:value="0.00003" calcext:value-type="float">
            <text:p>0.00003</text:p>
          </table:table-cell>
          <table:table-cell table:formula="of:=[.D3]*0.3362" office:value-type="float" office:value="0.000010086" calcext:value-type="float">
            <text:p>0.000010086</text:p>
          </table:table-cell>
          <table:table-cell table:formula="of:=[.E3]*0.3362" office:value-type="float" office:value="0.000010086" calcext:value-type="float">
            <text:p>0.000010086</text:p>
          </table:table-cell>
          <table:table-cell table:formula="of:=SQRT(([.D2]^2)*(0.081^2) + (0.3362^2)*(0.000005)^2)" office:value-type="float" office:value="0.00000186597454430654" calcext:value-type="float">
            <text:p>1.86597454430654E-06</text:p>
          </table:table-cell>
          <table:table-cell table:formula="of:=SQRT(([.E2]^2)*(0.081^2) + (0.3362^2)*(0.000005)^2)" office:value-type="float" office:value="0.00000186597454430654" calcext:value-type="float">
            <text:p>1.86597454430654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4" calcext:value-type="float">
            <text:p>0.04</text:p>
          </table:table-cell>
          <table:table-cell table:formula="of:=[.B4]*0.001" office:value-type="float" office:value="0.00004" calcext:value-type="float">
            <text:p>0.00004</text:p>
          </table:table-cell>
          <table:table-cell table:formula="of:=[.C4]*0.001" office:value-type="float" office:value="0.00004" calcext:value-type="float">
            <text:p>0.00004</text:p>
          </table:table-cell>
          <table:table-cell table:formula="of:=[.D4]*0.3362" office:value-type="float" office:value="0.000013448" calcext:value-type="float">
            <text:p>0.000013448</text:p>
          </table:table-cell>
          <table:table-cell table:formula="of:=[.E4]*0.3362" office:value-type="float" office:value="0.000013448" calcext:value-type="float">
            <text:p>0.000013448</text:p>
          </table:table-cell>
          <table:table-cell table:formula="of:=SQRT(([.D3]^2)*(0.081^2) + (0.3362^2)*(0.000005)^2)" office:value-type="float" office:value="0.00000295476919572409" calcext:value-type="float">
            <text:p>2.95476919572409E-06</text:p>
          </table:table-cell>
          <table:table-cell table:formula="of:=SQRT(([.E3]^2)*(0.081^2) + (0.3362^2)*(0.000005)^2)" office:value-type="float" office:value="0.00000295476919572409" calcext:value-type="float">
            <text:p>2.95476919572409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formula="of:=[.B5]*0.001" office:value-type="float" office:value="0.00006" calcext:value-type="float">
            <text:p>0.00006</text:p>
          </table:table-cell>
          <table:table-cell table:formula="of:=[.C5]*0.001" office:value-type="float" office:value="0.00005" calcext:value-type="float">
            <text:p>0.00005</text:p>
          </table:table-cell>
          <table:table-cell table:formula="of:=[.D5]*0.3362" office:value-type="float" office:value="0.000020172" calcext:value-type="float">
            <text:p>0.000020172</text:p>
          </table:table-cell>
          <table:table-cell table:formula="of:=[.E5]*0.3362" office:value-type="float" office:value="0.00001681" calcext:value-type="float">
            <text:p>0.00001681</text:p>
          </table:table-cell>
          <table:table-cell table:formula="of:=SQRT(([.D4]^2)*(0.081^2) + (0.3362^2)*(0.000005)^2)" office:value-type="float" office:value="0.00000365011794329992" calcext:value-type="float">
            <text:p>3.65011794329992E-06</text:p>
          </table:table-cell>
          <table:table-cell table:formula="of:=SQRT(([.E4]^2)*(0.081^2) + (0.3362^2)*(0.000005)^2)" office:value-type="float" office:value="0.00000365011794329992" calcext:value-type="float">
            <text:p>3.65011794329992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[.B6]*0.001" office:value-type="float" office:value="0.00007" calcext:value-type="float">
            <text:p>0.00007</text:p>
          </table:table-cell>
          <table:table-cell table:formula="of:=[.C6]*0.001" office:value-type="float" office:value="0.00007" calcext:value-type="float">
            <text:p>0.00007</text:p>
          </table:table-cell>
          <table:table-cell table:formula="of:=[.D6]*0.3362" office:value-type="float" office:value="0.000023534" calcext:value-type="float">
            <text:p>0.000023534</text:p>
          </table:table-cell>
          <table:table-cell table:formula="of:=[.E6]*0.3362" office:value-type="float" office:value="0.000023534" calcext:value-type="float">
            <text:p>0.000023534</text:p>
          </table:table-cell>
          <table:table-cell table:formula="of:=SQRT(([.D5]^2)*(0.081^2) + (0.3362^2)*(0.000005)^2)" office:value-type="float" office:value="0.00000514250532328358" calcext:value-type="float">
            <text:p>5.14250532328358E-06</text:p>
          </table:table-cell>
          <table:table-cell table:formula="of:=SQRT(([.E5]^2)*(0.081^2) + (0.3362^2)*(0.000005)^2)" office:value-type="float" office:value="0.00000438500410490116" calcext:value-type="float">
            <text:p>4.38500410490116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8" calcext:value-type="float">
            <text:p>0.08</text:p>
          </table:table-cell>
          <table:table-cell table:formula="of:=[.B7]*0.001" office:value-type="float" office:value="0.00008" calcext:value-type="float">
            <text:p>0.00008</text:p>
          </table:table-cell>
          <table:table-cell table:formula="of:=[.C7]*0.001" office:value-type="float" office:value="0.00008" calcext:value-type="float">
            <text:p>0.00008</text:p>
          </table:table-cell>
          <table:table-cell table:formula="of:=[.D7]*0.3362" office:value-type="float" office:value="0.000026896" calcext:value-type="float">
            <text:p>0.000026896</text:p>
          </table:table-cell>
          <table:table-cell table:formula="of:=[.E7]*0.3362" office:value-type="float" office:value="0.000026896" calcext:value-type="float">
            <text:p>0.000026896</text:p>
          </table:table-cell>
          <table:table-cell table:formula="of:=SQRT(([.D6]^2)*(0.081^2) + (0.3362^2)*(0.000005)^2)" office:value-type="float" office:value="0.0000059139378589904" calcext:value-type="float">
            <text:p>5.9139378589904E-06</text:p>
          </table:table-cell>
          <table:table-cell table:formula="of:=SQRT(([.E6]^2)*(0.081^2) + (0.3362^2)*(0.000005)^2)" office:value-type="float" office:value="0.0000059139378589904" calcext:value-type="float">
            <text:p>5.9139378589904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B8]*0.001" office:value-type="float" office:value="0.0001" calcext:value-type="float">
            <text:p>0.0001</text:p>
          </table:table-cell>
          <table:table-cell table:formula="of:=[.C8]*0.001" office:value-type="float" office:value="0.0001" calcext:value-type="float">
            <text:p>0.0001</text:p>
          </table:table-cell>
          <table:table-cell table:formula="of:=[.D8]*0.3362" office:value-type="float" office:value="0.00003362" calcext:value-type="float">
            <text:p>0.00003362</text:p>
          </table:table-cell>
          <table:table-cell table:formula="of:=[.E8]*0.3362" office:value-type="float" office:value="0.00003362" calcext:value-type="float">
            <text:p>0.00003362</text:p>
          </table:table-cell>
          <table:table-cell table:formula="of:=SQRT(([.D7]^2)*(0.081^2) + (0.3362^2)*(0.000005)^2)" office:value-type="float" office:value="0.00000669448735901413" calcext:value-type="float">
            <text:p>6.69448735901413E-06</text:p>
          </table:table-cell>
          <table:table-cell table:formula="of:=SQRT(([.E7]^2)*(0.081^2) + (0.3362^2)*(0.000005)^2)" office:value-type="float" office:value="0.00000669448735901413" calcext:value-type="float">
            <text:p>6.69448735901413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formula="of:=[.B9]*0.001" office:value-type="float" office:value="0.00012" calcext:value-type="float">
            <text:p>0.00012</text:p>
          </table:table-cell>
          <table:table-cell table:formula="of:=[.C9]*0.001" office:value-type="float" office:value="0.00011" calcext:value-type="float">
            <text:p>0.00011</text:p>
          </table:table-cell>
          <table:table-cell table:formula="of:=[.D9]*0.3362" office:value-type="float" office:value="0.000040344" calcext:value-type="float">
            <text:p>0.000040344</text:p>
          </table:table-cell>
          <table:table-cell table:formula="of:=[.E9]*0.3362" office:value-type="float" office:value="0.000036982" calcext:value-type="float">
            <text:p>0.000036982</text:p>
          </table:table-cell>
          <table:table-cell table:formula="of:=SQRT(([.D8]^2)*(0.081^2) + (0.3362^2)*(0.000005)^2)" office:value-type="float" office:value="0.00000827259094842722" calcext:value-type="float">
            <text:p>8.27259094842722E-06</text:p>
          </table:table-cell>
          <table:table-cell table:formula="of:=SQRT(([.E8]^2)*(0.081^2) + (0.3362^2)*(0.000005)^2)" office:value-type="float" office:value="0.00000827259094842722" calcext:value-type="float">
            <text:p>8.27259094842722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formula="of:=[.B10]*0.001" office:value-type="float" office:value="0.00013" calcext:value-type="float">
            <text:p>0.00013</text:p>
          </table:table-cell>
          <table:table-cell table:formula="of:=[.C10]*0.001" office:value-type="float" office:value="0.00012" calcext:value-type="float">
            <text:p>0.00012</text:p>
          </table:table-cell>
          <table:table-cell table:formula="of:=[.D10]*0.3362" office:value-type="float" office:value="0.000043706" calcext:value-type="float">
            <text:p>0.000043706</text:p>
          </table:table-cell>
          <table:table-cell table:formula="of:=[.E10]*0.3362" office:value-type="float" office:value="0.000040344" calcext:value-type="float">
            <text:p>0.000040344</text:p>
          </table:table-cell>
          <table:table-cell table:formula="of:=SQRT(([.D9]^2)*(0.081^2) + (0.3362^2)*(0.000005)^2)" office:value-type="float" office:value="0.00000986428715113262" calcext:value-type="float">
            <text:p>9.86428715113262E-06</text:p>
          </table:table-cell>
          <table:table-cell table:formula="of:=SQRT(([.E9]^2)*(0.081^2) + (0.3362^2)*(0.000005)^2)" office:value-type="float" office:value="0.00000906718594713928" calcext:value-type="float">
            <text:p>9.06718594713928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B11]*0.001" office:value-type="float" office:value="0.00014" calcext:value-type="float">
            <text:p>0.00014</text:p>
          </table:table-cell>
          <table:table-cell table:formula="of:=[.C11]*0.001" office:value-type="float" office:value="0.00014" calcext:value-type="float">
            <text:p>0.00014</text:p>
          </table:table-cell>
          <table:table-cell table:formula="of:=[.D11]*0.3362" office:value-type="float" office:value="0.000047068" calcext:value-type="float">
            <text:p>0.000047068</text:p>
          </table:table-cell>
          <table:table-cell table:formula="of:=[.E11]*0.3362" office:value-type="float" office:value="0.000047068" calcext:value-type="float">
            <text:p>0.000047068</text:p>
          </table:table-cell>
          <table:table-cell table:formula="of:=SQRT(([.D10]^2)*(0.081^2) + (0.3362^2)*(0.000005)^2)" office:value-type="float" office:value="0.0000106633325466291" calcext:value-type="float">
            <text:p>1.06633325466291E-05</text:p>
          </table:table-cell>
          <table:table-cell table:formula="of:=SQRT(([.E10]^2)*(0.081^2) + (0.3362^2)*(0.000005)^2)" office:value-type="float" office:value="0.00000986428715113262" calcext:value-type="float">
            <text:p>9.8642871511326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18:47.706569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37:07.630956764</meta:creation-date>
    <dc:date>2025-01-26T17:20:57.314076467</dc:date>
    <meta:editing-duration>PT13M52S</meta:editing-duration>
    <meta:editing-cycles>4</meta:editing-cycles>
    <meta:generator>LibreOffice/24.8.4.2$Linux_X86_64 LibreOffice_project/480$Build-2</meta:generator>
    <meta:document-statistic meta:table-count="1" meta:cell-count="97" meta:object-count="0"/>
  </office:meta>
</office:document-meta>
</file>